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F00000035AB004C9364B2CD30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612cm" fo:padding-right="0.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641cm" fo:padding-right="0.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416cm" fo:padding-right="0.1cm"/>
    </style:style>
    <style:style style:name="gr5" style:family="graphic" style:parent-style-name="standard">
      <style:graphic-properties draw:stroke="dash" draw:stroke-dash="Fine_20_Dashed" svg:stroke-width="0.05cm" svg:stroke-color="#000000" draw:marker-start-width="0.355cm" draw:marker-end-width="0.355cm" draw:fill="none" draw:textarea-horizontal-align="justify" draw:textarea-vertical-align="middle" draw:auto-grow-height="false" fo:min-height="0.15cm" fo:min-width="15.5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000000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Fine_20_Dashed" svg:stroke-width="0.05cm" svg:stroke-color="#000000" draw:marker-start-width="0.355cm" draw:marker-end-width="0.355cm" draw:fill="none" draw:textarea-horizontal-align="justify" draw:textarea-vertical-align="middle" draw:auto-grow-height="false" fo:min-height="0cm" fo:min-width="15.55cm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Fine_20_Dashed" svg:stroke-width="0.05cm" svg:stroke-color="#0084d1" draw:marker-start-width="0.355cm" draw:marker-end-width="0.355cm" draw:fill="none" draw:textarea-horizontal-align="justify" draw:textarea-vertical-align="middle" draw:auto-grow-height="false" fo:min-height="7.9cm" fo:min-width="15.45cm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0084d1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2.885cm" fo:padding-top="0.1cm" fo:padding-left="0.1cm" fo:padding-right="0.1cm"/>
    </style:style>
    <style:style style:name="gr11" style:family="graphic" style:parent-style-name="standard">
      <style:graphic-properties draw:stroke="dash" draw:stroke-dash="Fine_20_Dashed" svg:stroke-width="0.05cm" svg:stroke-color="#ff3333" draw:marker-start-width="0.355cm" draw:marker-end-width="0.355cm" draw:fill="none" draw:textarea-horizontal-align="justify" draw:textarea-vertical-align="middle" draw:auto-grow-height="false" fo:min-height="7.6cm" fo:min-width="5.85cm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svg:stroke-color="#ff3333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dash" draw:stroke-dash="Fine_20_Dashed" svg:stroke-width="0.05cm" svg:stroke-color="#66ffff" draw:marker-start-width="0.355cm" draw:marker-end-width="0.355cm" draw:fill="none" draw:textarea-horizontal-align="justify" draw:textarea-vertical-align="middle" draw:auto-grow-height="false" fo:min-height="7.6cm" fo:min-width="8.85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3cm" fo:min-width="0cm" fo:padding-left="0cm" fo:padding-right="0cm"/>
    </style:style>
    <style:style style:name="gr15" style:family="graphic" style:parent-style-name="objectwithoutfill">
      <style:graphic-properties svg:stroke-width="0.05cm" svg:stroke-color="#66ffff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dash" draw:stroke-dash="Fine_20_Dashed" svg:stroke-width="0.05cm" svg:stroke-color="#cc66ff" draw:marker-start-width="0.355cm" draw:marker-end-width="0.355cm" draw:fill="none" draw:textarea-horizontal-align="justify" draw:textarea-vertical-align="middle" draw:auto-grow-height="false" fo:min-height="4.7cm" fo:min-width="8.65cm" fo:padding-top="0.15cm" fo:padding-bottom="0.15cm" fo:padding-left="0.275cm" fo:padding-right="0.275cm"/>
    </style:style>
    <style:style style:name="gr17" style:family="graphic" style:parent-style-name="standard">
      <style:graphic-properties draw:stroke="dash" draw:stroke-dash="Fine_20_Dashed" svg:stroke-width="0.05cm" svg:stroke-color="#cc66ff" draw:marker-start-width="0.355cm" draw:marker-end-width="0.355cm" draw:fill="none" draw:textarea-horizontal-align="justify" draw:textarea-vertical-align="middle" draw:auto-grow-height="false" fo:min-height="2.4cm" fo:min-width="8.75cm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cm" svg:stroke-color="#cc66ff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dash" draw:stroke-dash="Fine_20_Dashed" svg:stroke-width="0.05cm" svg:stroke-color="#ff3333" draw:marker-start-width="0.355cm" draw:marker-end-width="0.355cm" draw:fill="none" draw:textarea-horizontal-align="justify" draw:textarea-vertical-align="middle" draw:auto-grow-height="false" fo:min-height="2.2cm" fo:min-width="3.95cm" fo:padding-top="0.15cm" fo:padding-bottom="0.15cm" fo:padding-left="0.275cm" fo:padding-right="0.275cm"/>
    </style:style>
    <style:style style:name="gr20" style:family="graphic" style:parent-style-name="standard">
      <style:graphic-properties draw:stroke="dash" draw:stroke-dash="Fine_20_Dashed" svg:stroke-width="0.05cm" svg:stroke-color="#ff3333" draw:marker-start-width="0.355cm" draw:marker-end-width="0.355cm" draw:fill="none" draw:textarea-horizontal-align="justify" draw:textarea-vertical-align="middle" draw:auto-grow-height="false" fo:min-height="4.5cm" fo:min-width="3.85cm" fo:padding-top="0.15cm" fo:padding-bottom="0.15cm" fo:padding-left="0.275cm" fo:padding-right="0.275cm"/>
    </style:style>
    <style:style style:name="gr21" style:family="graphic" style:parent-style-name="standard">
      <style:graphic-properties draw:stroke="dash" draw:stroke-dash="Fine_20_Dashed" svg:stroke-width="0.05cm" svg:stroke-color="#ff3333" draw:marker-start-width="0.355cm" draw:marker-end-width="0.355cm" draw:fill="none" draw:textarea-horizontal-align="justify" draw:textarea-vertical-align="middle" draw:auto-grow-height="false" fo:min-height="4.5cm" fo:min-width="3.95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5.438cm" fo:padding-top="0cm" fo:padding-left="0.1cm" fo:padding-right="0.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4.29cm" fo:padding-top="0.1cm" fo:padding-bottom="0cm" fo:padding-left="0.1cm" fo:padding-right="0.1cm"/>
    </style:style>
    <style:style style:name="gr24" style:family="graphic" style:parent-style-name="standard">
      <style:graphic-properties draw:stroke="dash" draw:stroke-dash="Fine_20_Dashed" svg:stroke-width="0.05cm" svg:stroke-color="#ff3333" draw:marker-start-width="0.355cm" draw:marker-end-width="0.355cm" draw:fill="none" draw:textarea-horizontal-align="justify" draw:textarea-vertical-align="middle" draw:auto-grow-height="false" fo:min-height="0cm" fo:min-width="0.75cm" fo:padding-top="0.15cm" fo:padding-bottom="0.15cm" fo:padding-left="0.275cm" fo:padding-right="0.275cm"/>
    </style:style>
    <style:style style:name="gr25" style:family="graphic" style:parent-style-name="standard">
      <style:graphic-properties draw:stroke="dash" draw:stroke-dash="Fine_20_Dashed" svg:stroke-width="0.05cm" svg:stroke-color="#ff3333" draw:marker-start-width="0.355cm" draw:marker-end-width="0.355cm" draw:fill="none" draw:textarea-horizontal-align="justify" draw:textarea-vertical-align="middle" draw:auto-grow-height="false" fo:min-height="0cm" fo:min-width="3.45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4.7cm" fo:padding-top="0cm" fo:padding-left="0.1cm" fo:padding-right="0.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84d1" style:font-name="Liberation Serif" fo:font-size="14pt" style:font-size-asian="14pt" style:font-size-complex="14pt"/>
    </style:style>
    <style:style style:name="P3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P4" style:family="paragraph">
      <loext:graphic-properties draw:fill="none" draw:fill-color="#ffffff"/>
      <style:text-properties fo:color="#ff3333" style:font-name="Liberation Serif" fo:font-size="14pt" style:font-size-asian="14pt" style:font-size-complex="14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color="#66ffff" style:font-name="Liberation Serif"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end"/>
      <style:text-properties fo:color="#cc66ff" style:font-name="Liberation Serif" fo:font-size="14pt" style:font-size-asian="14pt" style:font-size-complex="14pt"/>
    </style:style>
    <style:style style:name="T1" style:family="text">
      <style:text-properties fo:color="#0084d1" style:font-name="Liberation Serif" fo:font-size="14pt" style:font-size-asian="14pt" style:font-size-complex="14pt"/>
    </style:style>
    <style:style style:name="T2" style:family="text">
      <style:text-properties style:font-name="Liberation Serif" fo:font-size="14pt" style:font-size-asian="14pt" style:font-size-complex="14pt"/>
    </style:style>
    <style:style style:name="T3" style:family="text">
      <style:text-properties fo:color="#ff3333" style:font-name="Liberation Serif" fo:font-size="14pt" style:font-size-asian="14pt" style:font-size-complex="14pt"/>
    </style:style>
    <style:style style:name="T4" style:family="text">
      <style:text-properties fo:color="#66ffff" style:font-name="Liberation Serif" fo:font-size="14pt" style:font-size-asian="14pt" style:font-size-complex="14pt"/>
    </style:style>
    <style:style style:name="T5" style:family="text">
      <style:text-properties fo:color="#cc66ff" style:font-name="Liberation Seri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987cm" svg:height="9.023cm" svg:x="5.613cm" svg:y="2.672cm">
          <draw:image xlink:href="Pictures/10000000000005F00000035AB004C9364B2CD303.png" xlink:type="simple" xlink:show="embed" xlink:actuate="onLoad">
            <text:p/>
          </draw:image>
        </draw:frame>
        <draw:frame draw:style-name="gr2" draw:text-style-name="P2" xml:id="id5" draw:id="id5" draw:layer="layout" svg:width="0.962cm" svg:height="0.797cm" svg:x="3.6cm" svg:y="5.772cm">
          <draw:text-box>
            <text:p><text:span text:style-name="T1">ta</text:span><text:span text:style-name="T1">b</text:span></text:p>
          </draw:text-box>
        </draw:frame>
        <draw:frame draw:style-name="gr3" draw:text-style-name="P3" xml:id="id1" draw:id="id1" draw:layer="layout" svg:width="0.991cm" svg:height="0.797cm" svg:x="3.7cm" svg:y="2.675cm">
          <draw:text-box>
            <text:p><text:span text:style-name="T2">top</text:span></text:p>
          </draw:text-box>
        </draw:frame>
        <draw:frame draw:style-name="gr4" draw:text-style-name="P3" xml:id="id3" draw:id="id3" draw:layer="layout" svg:width="1.766cm" svg:height="0.797cm" svg:x="2.884cm" svg:y="11.272cm">
          <draw:text-box>
            <text:p><text:span text:style-name="T2">b</text:span><text:span text:style-name="T2">ot</text:span><text:span text:style-name="T2">to</text:span><text:span text:style-name="T2">m</text:span></text:p>
          </draw:text-box>
        </draw:frame>
        <draw:custom-shape draw:style-name="gr5" draw:text-style-name="P1" xml:id="id2" draw:id="id2" draw:layer="layout" svg:width="16cm" svg:height="0.4cm" svg:x="5.6cm" svg:y="2.872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.691cm" svg:y1="3.073cm" svg:x2="5.6cm" svg:y2="3.072cm" draw:start-shape="id1" draw:start-glue-point="1" draw:end-shape="id2" draw:end-glue-point="3" svg:d="M4691 3073l909-1" svg:viewBox="0 0 910 2">
          <text:p/>
        </draw:connector>
        <draw:custom-shape draw:style-name="gr7" draw:text-style-name="P1" xml:id="id4" draw:id="id4" draw:layer="layout" svg:width="16.1cm" svg:height="0.3cm" svg:x="5.5cm" svg:y="11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4.65cm" svg:y1="11.67cm" svg:x2="5.5cm" svg:y2="11.622cm" draw:start-shape="id3" draw:end-shape="id4" draw:end-glue-point="3" svg:d="M4650 11670l850-48" svg:viewBox="0 0 851 49">
          <text:p/>
        </draw:connector>
        <draw:custom-shape draw:style-name="gr8" draw:text-style-name="P1" xml:id="id6" draw:id="id6" draw:layer="layout" svg:width="16cm" svg:height="8.2cm" svg:x="5.6cm" svg:y="3.272cm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" svg:x1="4.562cm" svg:y1="6.17cm" svg:x2="5.6cm" svg:y2="7.372cm" draw:start-shape="id5" draw:end-shape="id6" svg:d="M4562 6170l1038 1202" svg:viewBox="0 0 1039 1203">
          <text:p/>
        </draw:connector>
        <draw:frame draw:style-name="gr10" draw:text-style-name="P4" xml:id="id7" draw:id="id7" draw:layer="layout" svg:width="3.085cm" svg:height="1.318cm" svg:x="22.415cm" svg:y="6.672cm">
          <draw:text-box>
            <text:p><text:span text:style-name="T3">widget:</text:span></text:p>
            <text:p><text:span text:style-name="T3">SpaceWidget1</text:span></text:p>
          </draw:text-box>
        </draw:frame>
        <draw:custom-shape draw:style-name="gr11" draw:text-style-name="P1" xml:id="id8" draw:id="id8" draw:layer="layout" svg:width="6.4cm" svg:height="7.9cm" svg:x="15.1cm" svg:y="3.572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22.415cm" svg:y1="7.331cm" svg:x2="21.5cm" svg:y2="7.522cm" draw:start-shape="id7" draw:start-glue-point="3" draw:end-shape="id8" draw:end-glue-point="1" svg:d="M22415 7331l-915 191" svg:viewBox="0 0 916 192">
          <text:p/>
        </draw:connector>
        <draw:custom-shape draw:style-name="gr13" draw:text-style-name="P1" xml:id="id10" draw:id="id10" draw:layer="layout" svg:width="9.4cm" svg:height="7.9cm" svg:x="5.7cm" svg:y="3.572cm">
          <text:p/>
          <draw:enhanced-geometry svg:viewBox="0 0 21600 21600" draw:type="rectangle" draw:enhanced-path="M 0 0 L 21600 0 21600 21600 0 21600 0 0 Z N"/>
        </draw:custom-shape>
        <draw:frame draw:style-name="gr14" draw:text-style-name="P6" xml:id="id9" draw:id="id9" draw:layer="layout" svg:width="2cm" svg:height="1.343cm" svg:x="2.9cm" svg:y="6.529cm">
          <draw:text-box>
            <text:p text:style-name="P5"><text:span text:style-name="T4">vertical container</text:span></text:p>
          </draw:text-box>
        </draw:frame>
        <draw:connector draw:style-name="gr15" draw:text-style-name="P1" draw:layer="layout" draw:type="line" svg:x1="4.9cm" svg:y1="7.2cm" svg:x2="5.7cm" svg:y2="7.522cm" draw:start-shape="id9" draw:end-shape="id10" draw:end-glue-point="3" svg:d="M4900 7200l800 322" svg:viewBox="0 0 801 323">
          <text:p/>
        </draw:connector>
        <draw:custom-shape draw:style-name="gr16" draw:text-style-name="P1" xml:id="id13" draw:id="id13" draw:layer="layout" svg:width="9.2cm" svg:height="5cm" svg:x="5.8cm" svg:y="6.37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xml:id="id12" draw:id="id12" draw:layer="layout" svg:width="9.3cm" svg:height="2.7cm" svg:x="5.7cm" svg:y="3.572cm">
          <text:p/>
          <draw:enhanced-geometry svg:viewBox="0 0 21600 21600" draw:type="rectangle" draw:enhanced-path="M 0 0 L 21600 0 21600 21600 0 21600 0 0 Z N"/>
        </draw:custom-shape>
        <draw:frame draw:style-name="gr14" draw:text-style-name="P7" xml:id="id11" draw:id="id11" draw:layer="layout" svg:width="2.1cm" svg:height="1.343cm" svg:x="2.6cm" svg:y="7.729cm">
          <draw:text-box>
            <text:p text:style-name="P5"><text:span text:style-name="T5">horizontal containers</text:span></text:p>
          </draw:text-box>
        </draw:frame>
        <draw:connector draw:style-name="gr18" draw:text-style-name="P1" draw:layer="layout" draw:type="line" svg:x1="4.7cm" svg:y1="8.4cm" svg:x2="5.7cm" svg:y2="4.922cm" draw:start-shape="id11" draw:end-shape="id12" draw:end-glue-point="3" svg:d="M4700 8400l1000-3478" svg:viewBox="0 0 1001 3479">
          <text:p/>
        </draw:connector>
        <draw:connector draw:style-name="gr18" draw:text-style-name="P1" draw:layer="layout" draw:type="line" svg:x1="4.7cm" svg:y1="8.4cm" svg:x2="5.8cm" svg:y2="8.872cm" draw:start-shape="id11" draw:start-glue-point="1" draw:end-shape="id13" draw:end-glue-point="3" svg:d="M4700 8400l1100 472" svg:viewBox="0 0 1101 473">
          <text:p/>
        </draw:connector>
        <draw:custom-shape draw:style-name="gr19" draw:text-style-name="P1" xml:id="id18" draw:id="id18" draw:layer="layout" svg:width="4.5cm" svg:height="2.5cm" svg:x="5.8cm" svg:y="3.67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xml:id="id19" draw:id="id19" draw:layer="layout" svg:width="4.5cm" svg:height="2.5cm" svg:x="10.4cm" svg:y="3.67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15" draw:id="id15" draw:layer="layout" svg:width="4.4cm" svg:height="4.8cm" svg:x="5.9cm" svg:y="6.47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xml:id="id16" draw:id="id16" draw:layer="layout" svg:width="4.5cm" svg:height="4.8cm" svg:x="10.4cm" svg:y="6.472cm">
          <text:p/>
          <draw:enhanced-geometry svg:viewBox="0 0 21600 21600" draw:type="rectangle" draw:enhanced-path="M 0 0 L 21600 0 21600 21600 0 21600 0 0 Z N"/>
        </draw:custom-shape>
        <draw:frame draw:style-name="gr22" draw:text-style-name="P4" xml:id="id14" draw:id="id14" draw:layer="layout" svg:width="5.638cm" svg:height="0.672cm" svg:x="8.462cm" svg:y="12.928cm">
          <draw:text-box>
            <text:p><text:span text:style-name="T3">widget:TimeSeriesWidget1</text:span></text:p>
          </draw:text-box>
        </draw:frame>
        <draw:connector draw:style-name="gr12" draw:text-style-name="P1" draw:layer="layout" draw:type="line" svg:x1="11.281cm" svg:y1="12.928cm" svg:x2="8.1cm" svg:y2="11.272cm" draw:start-shape="id14" draw:start-glue-point="0" draw:end-shape="id15" draw:end-glue-point="2" svg:d="M11281 12928l-3181-1656" svg:viewBox="0 0 3182 1657">
          <text:p/>
        </draw:connector>
        <draw:connector draw:style-name="gr12" draw:text-style-name="P1" draw:layer="layout" draw:type="line" svg:x1="11.281cm" svg:y1="12.928cm" svg:x2="12.65cm" svg:y2="11.272cm" draw:start-shape="id14" draw:start-glue-point="0" draw:end-shape="id16" svg:d="M11281 12928l1369-1656" svg:viewBox="0 0 1370 1657">
          <text:p/>
        </draw:connector>
        <draw:frame draw:style-name="gr23" draw:text-style-name="P4" xml:id="id17" draw:id="id17" draw:layer="layout" svg:width="4.49cm" svg:height="0.647cm" svg:x="8.6cm" svg:y="1.653cm">
          <draw:text-box>
            <text:p><text:span text:style-name="T3">widget:TableWidget1</text:span></text:p>
          </draw:text-box>
        </draw:frame>
        <draw:connector draw:style-name="gr12" draw:text-style-name="P1" draw:layer="layout" draw:type="line" svg:x1="10.845cm" svg:y1="2.3cm" svg:x2="8.05cm" svg:y2="3.672cm" draw:start-shape="id17" draw:start-glue-point="2" draw:end-shape="id18" draw:end-glue-point="0" svg:d="M10845 2300l-2795 1372" svg:viewBox="0 0 2796 1373">
          <text:p/>
        </draw:connector>
        <draw:connector draw:style-name="gr12" draw:text-style-name="P1" draw:layer="layout" draw:type="line" svg:x1="10.845cm" svg:y1="2.3cm" svg:x2="12.65cm" svg:y2="3.672cm" draw:start-shape="id17" draw:start-glue-point="2" draw:end-shape="id19" draw:end-glue-point="0" svg:d="M10845 2300l1805 1372" svg:viewBox="0 0 1806 1373">
          <text:p/>
        </draw:connector>
        <draw:custom-shape draw:style-name="gr24" draw:text-style-name="P1" xml:id="id21" draw:id="id21" draw:layer="layout" svg:width="1.3cm" svg:height="0.3cm" svg:x="5.612cm" svg:y="2.912cm">
          <text:p/>
          <draw:enhanced-geometry svg:viewBox="0 0 21600 21600" draw:type="rectangle" draw:enhanced-path="M 0 0 L 21600 0 21600 21600 0 21600 0 0 Z N"/>
        </draw:custom-shape>
        <draw:frame draw:style-name="gr23" draw:text-style-name="P4" xml:id="id20" draw:id="id20" draw:layer="layout" svg:width="4.918cm" svg:height="0.647cm" svg:x="3.282cm" svg:y="1.553cm">
          <draw:text-box>
            <text:p><text:span text:style-name="T3">widget:ControlWidget1</text:span></text:p>
          </draw:text-box>
        </draw:frame>
        <draw:connector draw:style-name="gr12" draw:text-style-name="P1" draw:layer="layout" draw:type="line" svg:x1="5.741cm" svg:y1="2.2cm" svg:x2="6.262cm" svg:y2="2.912cm" draw:start-shape="id20" draw:start-glue-point="2" draw:end-shape="id21" draw:end-glue-point="0" svg:d="M5741 2200l521 712" svg:viewBox="0 0 522 713">
          <text:p/>
        </draw:connector>
        <draw:custom-shape draw:style-name="gr25" draw:text-style-name="P1" xml:id="id23" draw:id="id23" draw:layer="layout" svg:width="4cm" svg:height="0.2cm" svg:x="5.6cm" svg:y="11.5cm">
          <text:p/>
          <draw:enhanced-geometry svg:viewBox="0 0 21600 21600" draw:type="rectangle" draw:enhanced-path="M 0 0 L 21600 0 21600 21600 0 21600 0 0 Z N"/>
        </draw:custom-shape>
        <draw:frame draw:style-name="gr26" draw:text-style-name="P4" xml:id="id22" draw:id="id22" draw:layer="layout" svg:width="5.108cm" svg:height="1.218cm" svg:x="3.092cm" svg:y="12.6cm">
          <draw:text-box>
            <text:p><text:span text:style-name="T3">widget:ProgressWidget1</text:span></text:p>
          </draw:text-box>
        </draw:frame>
        <draw:connector draw:style-name="gr12" draw:text-style-name="P1" draw:layer="layout" draw:type="line" svg:x1="5.646cm" svg:y1="12.6cm" svg:x2="7.6cm" svg:y2="11.7cm" draw:start-shape="id22" draw:start-glue-point="0" draw:end-shape="id23" draw:end-glue-point="2" svg:d="M5646 12600l1954-900" svg:viewBox="0 0 1955 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cques Gignoux</meta:initial-creator>
    <meta:creation-date>2021-04-08T11:25:14.238773011</meta:creation-date>
    <dc:date>2021-04-08T11:57:54.820070706</dc:date>
    <dc:creator>Jacques Gignoux</dc:creator>
    <meta:editing-duration>PT4M17S</meta:editing-duration>
    <meta:editing-cycles>2</meta:editing-cycles>
    <meta:generator>LibreOffice/6.0.7.3$Linux_X86_64 LibreOffice_project/00m0$Build-3</meta:generator>
    <meta:document-statistic meta:object-count="37"/>
  </office:meta>
</office:document-meta>
</file>